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FileArgs.removeHTTPFileArg( int r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FileArgs.addHTTPFileArg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Args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FileArgs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Args.as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FileArgs.addEmptyHTTPFile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Args.getHTTPFileArgsCol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Args.getHTTPFileArg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Args.removeHTTPFileArg( HTTPFileArg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FileArgs.addHTTPFileArg( String path , String param , String m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Args.removeAllHTTPFile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Args.HTTPFile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Args.getHTTPFileArg( int r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FileArgs.addHTTPFileArg( HTTPFileArg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FileArgs.setHTTPFileArgs( List 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FileArgs.removeHTTPFileArg( String file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FileArgs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